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RefSetImpl.remove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RefSetImpl.remove( SecurityRoleRef securityRol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SetImpl.add( String roleName , String roleLink ,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RoleRefSetImpl.SecurityRoleRef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curityRoleRefSetImpl.get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urityRoleRefSetImpl.add( SecurityRoleRef securityRol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